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BLOCK</text:p>
          </table:table-cell>
          <table:table-cell office:value-type="string">
            <text:p>R.BLOCK</text:p>
          </table:table-cell>
          <table:table-cell office:value-type="string">
            <text:p>INLINE</text:p>
          </table:table-cell>
          <table:table-cell office:value-type="string">
            <text:p>R.INLINE</text:p>
          </table:table-cell>
          <table:table-cell office:value-type="string">
            <text:p>TEXT</text:p>
          </table:table-cell>
          <table:table-cell office:value-type="string">
            <text:p>IBL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CKS &lt; 0</text:p>
          </table:table-cell>
          <table:table-cell office:value-type="string">
            <text:p>R</text:p>
          </table:table-cell>
          <table:table-cell office:value-type="string">
            <text:p>BG</text:p>
          </table:table-cell>
          <table:table-cell office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NINLINE</text:p>
          </table:table-cell>
          <table:table-cell table:number-columns-repeated="2" office:value-type="string">
            <text:p>BG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LOAT</text:p>
          </table:table-cell>
          <table:table-cell office:value-type="string">
            <text:p>R!</text:p>
          </table:table-cell>
          <table:table-cell office:value-type="string">
            <text:p>BG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LINE</text:p>
          </table:table-cell>
          <table:table-cell/>
          <table:table-cell office:value-type="string">
            <text:p>C</text:p>
          </table:table-cell>
          <table:table-cell office:value-type="string">
            <text:p>BG</text:p>
          </table:table-cell>
          <table:table-cell office:value-type="string">
            <text:p>BG + FG</text:p>
          </table:table-cell>
          <table:table-cell office:value-type="string">
            <text:p>FG</text:p>
          </table:table-cell>
          <table:table-cell office:value-type="string">
            <text:p>R!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ACKS = 0</text:p>
          </table:table-cell>
          <table:table-cell office:value-type="string">
            <text:p>R(!)</text:p>
          </table:table-cell>
          <table:table-cell/>
          <table:table-cell office:value-type="string">
            <text:p>R(!)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ACKS &gt; 0</text:p>
          </table:table-cell>
          <table:table-cell office:value-type="string">
            <text:p>R</text:p>
          </table:table-cell>
          <table:table-cell office:value-type="string">
            <text:p>BG</text:p>
          </table:table-cell>
          <table:table-cell office:value-type="string">
            <text:p>R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R = recursive</text:p>
          </table:table-cell>
          <table:table-cell office:value-type="string">
            <text:p>R! = recursive with including new contexts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>
            <text:p>BG = background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FG = foreground</text:p>
          </table:table-cell>
          <table:table-cell table:number-columns-repeated="6"/>
        </table:table-row>
      </table:table>
      <table:table table:name="List2" table:style-name="ta1">
        <table:table-column table:style-name="co1" table:default-cell-style-name="Default"/>
        <table:table-row table:style-name="ro2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22:46:22</meta:creation-date>
    <dc:date>2013-02-15T11:12:57</dc:date>
    <meta:editing-duration>PT12H18M2S</meta:editing-duration>
    <meta:editing-cycles>10</meta:editing-cycles>
    <meta:generator>LibreOffice/3.5$Linux_x86 LibreOffice_project/350m1$Build-2</meta:generator>
    <meta:document-statistic meta:table-count="3" meta:cell-count="41" meta:object-count="0"/>
  </office:meta>
</office:document-meta>
</file>